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entions légales et politique de confidentialité pour "Billal Dev"</text:h>
      <text:p text:style-name="Text_20_body"><text:span text:style-name="Strong_20_Emphasis">Propriétaire du site :</text:span></text:p>
      <text:list text:style-name="L1">
        <text:list-item>
          <text:p text:style-name="P2">Nom : [Ton nom complet ou raison sociale si applicable]</text:p>
        </text:list-item>
        <text:list-item>
          <text:p text:style-name="P2">Adresse : [Ton adresse]</text:p>
        </text:list-item>
        <text:list-item>
          <text:p text:style-name="P2">Téléphone : [Ton numéro de téléphone]</text:p>
        </text:list-item>
        <text:list-item>
          <text:p text:style-name="P2">Email : [Ton adresse email de contact]</text:p>
        </text:list-item>
        <text:list-item>
          <text:p text:style-name="P2">Numéro SIRET : [Si tu es auto-entrepreneur ou as une société, indique le numéro SIRET]</text:p>
        </text:list-item>
        <text:list-item>
          <text:p text:style-name="P2">Directeur de la publication : [Ton nom]</text:p>
        </text:list-item>
        <text:list-item>
          <text:p text:style-name="P2">Hébergeur du site :</text:p>
          <text:list>
            <text:list-item>
              <text:p text:style-name="P2">Nom : [Nom de l’hébergeur du site]</text:p>
            </text:list-item>
            <text:list-item>
              <text:p text:style-name="P2">Adresse : [Adresse de l’hébergeur]</text:p>
            </text:list-item>
            <text:list-item>
              <text:p text:style-name="P1">Téléphone : [Numéro de téléphone de l’hébergeur]</text:p>
            </text:list-item>
          </text:list>
        </text:list-item>
      </text:list>
      <text:p text:style-name="Text_20_body"><text:span text:style-name="Strong_20_Emphasis">Propriété intellectuelle :</text:span> Le contenu du site Billal Dev, incluant mais non limité aux textes, images, graphismes, logos, vidéos et icônes, est la propriété exclusive de [Ton nom] sauf mention contraire. Toute reproduction, distribution, modification, adaptation, retransmission ou publication de ces éléments est strictement interdite sans l'accord exprès de l'auteur.</text:p>
      <text:p text:style-name="Text_20_body"><text:span text:style-name="Strong_20_Emphasis">Responsabilité :</text:span> Billal Dev s'efforce de fournir des informations aussi précises que possible. Toutefois, Billal Dev ne pourra être tenu responsable des omissions, des inexactitudes et des carences dans la mise à jour, qu'elles soient de son fait ou du fait des tiers partenaires qui lui fournissent ces informations.</text:p>
      <text:p text:style-name="Text_20_body">Le site peut contenir des liens hypertextes vers d'autres sites externes. Billal Dev ne peut être tenu responsable du contenu de ces sites.</text:p>
      <text:p text:style-name="Horizontal_20_Line"/>
      <text:h text:style-name="Heading_20_3" text:outline-level="3">Politique de confidentialité</text:h>
      <text:p text:style-name="Text_20_body"><text:span text:style-name="Strong_20_Emphasis">Collecte des données personnelles :</text:span> Le site Billal Dev peut collecter des données personnelles telles que :</text:p>
      <text:list text:style-name="L2">
        <text:list-item>
          <text:p text:style-name="P4">Nom et prénom.</text:p>
        </text:list-item>
        <text:list-item>
          <text:p text:style-name="P4">Adresse email.</text:p>
        </text:list-item>
        <text:list-item>
          <text:p text:style-name="P3">Numéro de téléphone (si tu proposes des formulaires de contact ou d’inscription).</text:p>
        </text:list-item>
      </text:list>
      <text:p text:style-name="Text_20_body">Ces données sont collectées lorsque l’utilisateur les soumet volontairement, par exemple via le formulaire de contact.</text:p>
      <text:p text:style-name="Text_20_body"><text:span text:style-name="Strong_20_Emphasis">Utilisation des données personnelles :</text:span> Les données personnelles collectées via le site sont utilisées uniquement pour les finalités suivantes :</text:p>
      <text:list text:style-name="L3">
        <text:list-item>
          <text:p text:style-name="P6">Répondre aux demandes envoyées via le formulaire de contact.</text:p>
        </text:list-item>
        <text:list-item>
          <text:p text:style-name="P6">Gérer les échanges liés aux services proposés sur le site.</text:p>
        </text:list-item>
        <text:list-item>
          <text:p text:style-name="P5">Améliorer les services et contenus du site.</text:p>
        </text:list-item>
      </text:list>
      <text:p text:style-name="Text_20_body">Les données ne sont pas partagées avec des tiers sans consentement explicite, sauf si la loi l'exige.</text:p>
      <text:p text:style-name="Text_20_body"><text:soft-page-break/><text:span text:style-name="Strong_20_Emphasis">Droits des utilisateurs :</text:span> Conformément à la loi "Informatique et Libertés" du 6 janvier 1978 modifiée et au Règlement Général sur la Protection des Données (RGPD), les utilisateurs disposent des droits suivants :</text:p>
      <text:list text:style-name="L4">
        <text:list-item>
          <text:p text:style-name="P8">Droit d’accès, de rectification, de mise à jour, de portabilité ou d’effacement de leurs données personnelles.</text:p>
        </text:list-item>
        <text:list-item>
          <text:p text:style-name="P7">Droit à la limitation du traitement ou opposition au traitement des données personnelles.</text:p>
        </text:list-item>
      </text:list>
      <text:p text:style-name="Text_20_body">Pour exercer ces droits, les utilisateurs peuvent envoyer un email à : [Ton email].</text:p>
      <text:p text:style-name="Text_20_body"><text:span text:style-name="Strong_20_Emphasis">Cookies :</text:span> Le site Billal Dev utilise des cookies pour améliorer l'expérience utilisateur et analyser l’audience du site via des services tiers (comme Google Analytics). Lors de la première visite, un bandeau informe l’utilisateur de l'utilisation des cookies, avec la possibilité de les accepter ou de les refuser.</text:p>
      <text:p text:style-name="Text_20_body"><text:span text:style-name="Strong_20_Emphasis">Sécurité des données :</text:span> Billal Dev met en œuvre toutes les mesures techniques et organisationnelles nécessaires pour protéger les données personnelles contre la perte, la destruction, l'altération ou tout accès non autorisé.</text:p>
      <text:p text:style-name="Text_20_body"><text:span text:style-name="Strong_20_Emphasis">Durée de conservation :</text:span> Les données personnelles sont conservées pendant une durée qui n'excède pas celle nécessaire aux finalités pour lesquelles elles sont collecté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2:08:39.203728709</meta:creation-date>
    <dc:date>2024-10-01T12:20:48.930180457</dc:date>
    <meta:editing-duration>PT12M11S</meta:editing-duration>
    <meta:editing-cycles>1</meta:editing-cycles>
    <meta:document-statistic meta:table-count="0" meta:image-count="0" meta:object-count="0" meta:page-count="2" meta:paragraph-count="33" meta:word-count="521" meta:character-count="3311" meta:non-whitespace-character-count="2841"/>
    <meta:generator>LibreOffice/24.2.5.2$Linux_X86_64 LibreOffice_project/420$Build-2</meta:generator>
  </office:meta>
</office:document-meta>
</file>